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600000057C610CF21CD2664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style:font-name-asian="Arial2" style:font-size-asian="12pt" style:font-name-complex="Arial2" style:font-size-complex="12pt"/>
    </style:style>
    <style:style style:name="P3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officeooo:paragraph-rsid="000290aa"/>
    </style:style>
    <style:style style:name="P4" style:family="paragraph" style:parent-style-name="Normal_20__28_Web_29_">
      <style:paragraph-properties fo:margin-left="-0.002cm" fo:margin-right="0cm" fo:margin-top="0cm" fo:margin-bottom="0cm" loext:contextual-spacing="false" fo:text-align="center" style:justify-single-word="false" fo:text-indent="-0.004cm" style:auto-text-indent="false"/>
    </style:style>
    <style:style style:name="P5" style:family="paragraph" style:parent-style-name="Standard"/>
    <style:style style:name="P6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P7" style:family="paragraph" style:parent-style-name="Standard" style:master-pag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style:page-number="1"/>
      <style:text-properties style:font-name="Arial" fo:font-size="12pt" style:font-name-asian="Arial2" style:font-size-asian="12pt" style:font-name-complex="Arial2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fo:background-color="transparent" style:font-name-asian="Arial2" style:font-size-asian="12pt" style:font-name-complex="Arial2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style:font-name-asian="Arial2" style:font-size-asian="12pt" style:font-name-complex="Arial2" style:font-size-complex="12pt"/>
    </style:style>
    <style:style style:name="P10" style:family="paragraph" style:parent-style-name="Standard">
      <style:paragraph-properties fo:margin-left="0.002cm" fo:margin-right="0cm" fo:margin-top="0cm" fo:margin-bottom="0cm" loext:contextual-spacing="false" fo:text-align="center" style:justify-single-word="false" fo:text-indent="-0.005cm" style:auto-text-indent="false" fo:padding="0cm" fo:border="none"/>
      <style:text-properties fo:color="#2e4675" style:font-name="Arial" fo:font-size="14pt" style:text-underline-style="solid" style:text-underline-width="auto" style:text-underline-color="font-color" fo:font-weight="bold" style:font-name-asian="Arial2" style:font-size-asian="14pt" style:font-weight-asian="bold" style:font-name-complex="Arial2" style:font-size-complex="14pt"/>
    </style:style>
    <style:style style:name="P11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officeooo:paragraph-rsid="000290aa" style:font-size-asian="14pt" style:font-size-complex="14pt"/>
    </style:style>
    <style:style style:name="P13" style:family="paragraph" style:parent-style-name="Table_20_Contents">
      <style:text-properties style:font-name="Arial1" fo:font-size="10pt" style:font-size-asian="10pt" style:font-size-complex="10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P15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P16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P17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P18" style:family="paragraph">
      <loext:graphic-properties draw:fill="solid" draw:fill-color="#2e4675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ffffff" fo:language="none" fo:country="none" officeooo:rsid="001278bf" style:language-asian="none" style:country-asian="none"/>
    </style:style>
    <style:style style:name="T3" style:family="text">
      <style:text-properties fo:color="#2e4675" style:font-name="Arial" fo:font-size="14pt" fo:font-weight="bold" style:font-name-asian="Arial2" style:font-size-asian="14pt" style:font-weight-asian="bold" style:font-name-complex="Arial2" style:font-size-complex="14pt"/>
    </style:style>
    <style:style style:name="T4" style:family="text">
      <style:text-properties fo:color="#2e4675" style:font-name="Arial" fo:language="es" fo:country="ES" style:font-name-asian="Arial2" style:font-name-complex="Arial2"/>
    </style:style>
    <style:style style:name="T5" style:family="text">
      <style:text-properties fo:color="#2e4675" style:font-name="Arial" fo:language="es" fo:country="ES" style:font-name-complex="Arial2"/>
    </style:style>
    <style:style style:name="T6" style:family="text">
      <style:text-properties fo:color="#2e4675" style:font-name="Arial" fo:language="es" fo:country="ES" fo:background-color="transparent" loext:char-shading-value="0" style:font-name-complex="Arial2"/>
    </style:style>
    <style:style style:name="T7" style:family="text">
      <style:text-properties fo:color="#2e4675" style:font-name="Arial" fo:font-size="12pt" fo:font-weight="bold" style:font-name-asian="Arial2" style:font-size-asian="12pt" style:font-weight-asian="bold" style:font-name-complex="Arial2" style:font-size-complex="12pt"/>
    </style:style>
    <style:style style:name="T8" style:family="text">
      <style:text-properties fo:color="#2e4675" style:font-name="Arial" fo:font-weight="bold" style:font-name-asian="Arial2" style:font-weight-asian="bold" style:font-name-complex="Arial2"/>
    </style:style>
    <style:style style:name="T9" style:family="text">
      <style:text-properties fo:color="#2e4675" style:text-position="0% 100%" style:font-name="Arial" fo:font-size="12pt" fo:font-weight="normal" officeooo:rsid="001069c2" style:font-name-asian="Arial2" style:font-size-asian="12pt" style:font-weight-asian="normal" style:font-name-complex="Arial2" style:font-size-complex="12pt"/>
    </style:style>
    <style:style style:name="T10" style:family="text">
      <style:text-properties fo:color="#2e4675" style:text-position="0% 100%" style:font-name="Arial" fo:font-weight="normal" officeooo:rsid="001069c2" style:font-name-asian="Arial2" style:font-weight-asian="normal" style:font-name-complex="Arial2"/>
    </style:style>
    <style:style style:name="T11" style:family="text">
      <style:text-properties fo:color="#2e4675" style:text-position="0% 100%" style:font-name="Arial" fo:font-size="14pt" fo:font-weight="normal" officeooo:rsid="001069c2" style:font-name-asian="Arial2" style:font-size-asian="14pt" style:font-weight-asian="normal" style:font-name-complex="Arial2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h text:style-name="P1" text:outline-level="1"/>
      <text:h text:style-name="P10" text:outline-level="1">CONSTANCIA DE ALUMNO REGULAR</text:h>
      <text:h text:style-name="P2" text:outline-level="1"/>
      <text:h text:style-name="P2" text:outline-level="1"/>
      <text:h text:style-name="P3" text:outline-level="1"><text:span text:style-name="T3">ESCUELA N°: </text:span><text:span text:style-name="T11"><text:text-input text:description="&lt;o.company_id.name&gt;">Tolkien</text:text-input></text:span></text:h>
      <text:h text:style-name="P12" text:outline-level="1"><text:span text:style-name="T8">DISTRITO: </text:span><text:span text:style-name="T10"><text:text-input text:description="&lt;o.company_id.street2&gt;">Tolkien</text:text-input></text:span></text:h>
      <text:h text:style-name="P11" text:outline-level="1"><text:span text:style-name="T8">FECHA: </text:span><text:span text:style-name="T8"><text:date style:data-style-name="N36" text:date-value="2021-04-05T15:57:06.335924025">05/04/2021</text:date></text:span></text:h>
      <text:h text:style-name="P2" text:outline-level="1"/>
      <text:h text:style-name="P2" text:outline-level="1"/>
      <text:p text:style-name="P4"><text:span text:style-name="T4">La Dirección del establecimiento deja constancia que </text:span><text:span text:style-name="T4"><text:text-input text:description="&lt;o.name&gt;">Alumno</text:text-input></text:span><text:span text:style-name="T4"><text:s/>es alumno/a regular de </text:span><text:span text:style-name="T4"><text:text-input text:description="&lt;o.curso_actual.level_id.name&gt;">1° EP</text:text-input></text:span><text:span text:style-name="T4"><text:s/>año </text:span><text:span text:style-name="T5"> </text:span><text:span text:style-name="T6">turno <text:s text:c="19"/>nivel  </text:span><text:span text:style-name="T6"><text:text-input text:description="&lt;o.curso_actual.level_id.section_id.name&gt;">Primaria</text:text-input></text:span></text:p>
      <text:h text:style-name="P2" text:outline-level="1"/>
      <text:h text:style-name="P2" text:outline-level="1"/>
      <text:h text:style-name="P8" text:outline-level="1">Se extiende a pedido del interesado para ser presentada ante quien corresponda</text:h>
      <text:h text:style-name="P2" text:outline-level="1"/>
      <text:h text:style-name="P2" text:outline-level="1"><text:s text:c="4"/></text:h>
      <text:h text:style-name="P2" text:outline-level="1"/>
      <text:h text:style-name="P2" text:outline-level="1"><text:bookmark text:name="_GoBack"/>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<text:s text:c="90"/>…………………………………….</text:h>
      <text:h text:style-name="P2" text:outline-level="1">Sello establecimiento <text:s text:c="60"/>Firma y sello de la autorida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353cm" loext:contextual-spacing="false" fo:line-height="115%" fo:text-align="start" style:justify-single-word="false" fo:orphans="2" fo:widows="2" fo:text-indent="-0.002cm" style:auto-text-indent="false" style:vertical-align="top" style:writing-mode="lr-tb"/>
      <style:text-properties style:language-asian="es" style:country-asian="AR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Puesto" style:family="paragraph" style:parent-style-name="Standard" style:next-style-name="Standard" style:default-outline-level="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style:text-blinking="false" style:text-emphasize="none" style:text-scale="100%"/>
    </style:style>
    <style:style style:name="ListLabel_20_2" style:display-name="ListLabel 2" style:family="text">
      <style:text-properties style:text-position="0% 100%" style:text-blinking="false" style:text-emphasize="none" style:text-scale="100%"/>
    </style:style>
    <style:style style:name="ListLabel_20_3" style:display-name="ListLabel 3" style:family="text">
      <style:text-properties style:text-position="0% 100%" style:text-blinking="false" style:text-emphasize="none" style:text-scale="100%"/>
    </style:style>
    <style:style style:name="ListLabel_20_4" style:display-name="ListLabel 4" style:family="text">
      <style:text-properties style:text-position="0% 100%" style:text-blinking="false" style:text-emphasize="none" style:text-scale="100%"/>
    </style:style>
    <style:style style:name="Encabezado_20_Car" style:display-name="Encabezado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Pie_20_de_20_página_20_Car" style:display-name="Pie de página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Internet_20_link" style:display-name="Internet link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20.902cm" fo:margin-left="-1.956cm" table:align="left" style:writing-mode="lr-tb"/>
    </style:style>
    <style:style style:name="Tabla1.A" style:family="table-column">
      <style:table-column-properties style:column-width="20.902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1c3687" fo:padding="0.097cm" fo:border="0.05pt solid #1c3687">
        <style:background-image/>
      </style:table-cell-properties>
    </style:style>
    <style:style style:name="Tabla1.2" style:family="table-row">
      <style:table-row-properties style:row-height="0.198cm"/>
    </style:style>
    <style:style style:name="Tabla1.A2" style:family="table-cell">
      <style:table-cell-properties fo:padding="0.097cm" fo:border-left="0.05pt solid #1c3687" fo:border-right="0.05pt solid #1c3687" fo:border-top="none" fo:border-bottom="0.05pt solid #1c3687"/>
    </style:style>
    <style:style style:name="Tabla1.A3" style:family="table-cell">
      <style:table-cell-properties fo:background-color="#1c3687" fo:padding="0.097cm" fo:border-left="0.05pt solid #1c3687" fo:border-right="0.05pt solid #1c3687" fo:border-top="none" fo:border-bottom="0.05pt solid #1c3687">
        <style:background-image/>
      </style:table-cell-properties>
    </style:style>
    <style:style style:name="MP1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MP2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MP3" style:family="paragraph" style:parent-style-name="Table_20_Contents">
      <style:text-properties style:font-name="Arial1" fo:font-size="10pt" style:font-size-asian="10pt" style:font-size-complex="10pt"/>
    </style:style>
    <style:style style:name="MP4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MP5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MP6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MP7" style:family="paragraph">
      <loext:graphic-properties draw:fill="solid" draw:fill-color="#2e4675"/>
      <style:paragraph-properties fo:text-align="start"/>
      <style:text-properties fo:font-size="18pt"/>
    </style:style>
    <style:style style:name="MT1" style:family="text">
      <style:text-properties fo:color="#000000"/>
    </style:style>
    <style:style style:name="MT2" style:family="text">
      <style:text-properties fo:color="#ffffff" fo:language="none" fo:country="none" officeooo:rsid="001278bf" style:language-asian="none" style:country-asian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0cm" fo:margin-left="2cm" fo:margin-right="2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.201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text:bookmark text:name="_heading=h.gjdgxs"/><text:text-input text:description="&lt;if test=&quot;o.company_id.state_id.code == 'B'&quot;&gt;">if</text:text-input><draw:frame draw:style-name="Mfr1" draw:name="image4.png" text:anchor-type="as-char" svg:width="10.001cm" svg:height="1.318cm" draw:z-index="0"><draw:image xlink:href="Pictures/100000000000029600000057C610CF21CD2664EE.png" xlink:type="simple" xlink:show="embed" xlink:actuate="onLoad" loext:mime-type="image/png"/></draw:frame><text:span text:style-name="MT1"><text:text-input text:description="&lt;/if&gt;">/if</text:text-input></text:span></text:h>
      </style:header>
      <style:footer>
        <text:p text:style-name="MP2"><text:span text:style-name="MT2"/></text:p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3"/>
            </table:table-cell>
          </table:table-row>
          <table:table-row table:style-name="Tabla1.2">
            <table:table-cell table:style-name="Tabla1.A2" office:value-type="string">
              <text:p text:style-name="MP4"/>
            </table:table-cell>
          </table:table-row>
          <table:table-row>
            <table:table-cell table:style-name="Tabla1.A3" office:value-type="string">
              <text:p text:style-name="MP5"><text:span text:style-name="MT2"><text:text-input text:description="&lt;o.company_id.email&gt;">info@chesterton.com</text:text-input></text:span><text:span text:style-name="MT2"><text:s/>- </text:span><text:span text:style-name="MT2"><text:text-input text:description="&lt;o.company_id.street&gt;">Sarmiento 300</text:text-input></text:span><text:span text:style-name="MT2">, </text:span><text:span text:style-name="MT2"><text:text-input text:description="&lt;o.company_id.city&gt;">Necochea</text:text-input></text:span><text:span text:style-name="MT2"><text:s/>- </text:span><text:span text:style-name="MT2"><text:text-input text:description="&lt;o.company_id.phone&gt;">1126446394</text:text-input></text:span></text:p>
            </table:table-cell>
          </table:table-row>
          <table:table-row>
            <table:table-cell table:style-name="Tabla1.A3" office:value-type="string">
              <text:p text:style-name="MP3"/>
            </table:table-cell>
          </table:table-row>
        </table:table>
        <text:p text:style-name="MP6"><draw:custom-shape text:anchor-type="char" draw:z-index="1" draw:name="Rectángulo 1028" draw:style-name="Mgr1" draw:text-style-name="MP7" svg:width="21cm" svg:height="2.012cm" svg:x="-2cm" svg:y="21.3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10</meta:editing-cycles>
    <meta:creation-date>2021-03-26T19:52:00</meta:creation-date>
    <dc:date>2021-04-05T15:57:06.186647386</dc:date>
    <meta:editing-duration>PT19M43S</meta:editing-duration>
    <meta:generator>LibreOffice/6.0.7.3$Linux_X86_64 LibreOffice_project/00m0$Build-3</meta:generator>
    <meta:document-statistic meta:table-count="1" meta:image-count="1" meta:object-count="0" meta:page-count="1" meta:paragraph-count="11" meta:word-count="82" meta:character-count="598" meta:non-whitespace-character-count="375"/>
    <meta:user-defined meta:name="AppVersion">16.0000</meta:user-defined>
    <meta:user-defined meta:name="DocSecurity" meta:value-type="float">0</meta:user-defined>
    <meta:user-defined meta:name="Generator">Aeroo Reports 12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12.0+e</meta:user-defined>
    <meta:user-defined meta:name="URL" meta:value-type="string">http://www.alistek.com</meta:user-defined>
    <meta:template xlink:type="simple" xlink:actuate="onRequest" xlink:title="Normal" xlink:href=""/>
  </office:meta>
</office:document-meta>
</file>